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7300000028641329CEFA6FE23A.png" manifest:media-type="image/png"/>
  <manifest:file-entry manifest:full-path="Pictures/10000201000000AF000000B9902F8066E7516E78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draw:fill="none" draw:textarea-vertical-align="middl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3.4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cm"/>
    </style:style>
    <style:style style:name="gr6" style:family="graphic" style:parent-style-name="objectwithoutfill">
      <style:graphic-properties draw:stroke="dash" draw:stroke-dash="Fine_20_Dashed" svg:stroke-width="0.05cm" svg:stroke-color="#ff3333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fill="none" draw:textarea-vertical-align="middle" draw:auto-grow-height="false" fo:min-height="3.163cm" fo:min-width="0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0.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color="#ff3333" fo:font-weight="bold" style:font-weight-asian="bold" style:font-weight-complex="bold"/>
    </style:style>
    <style:style style:name="P7" style:family="paragraph">
      <loext:graphic-properties draw:fill-color="#ffffff"/>
      <style:paragraph-properties fo:text-align="center"/>
      <style:text-properties fo:color="#ff3333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3333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7.2cm" svg:y1="1.9cm" svg:x2="7.2cm" svg:y2="7.3cm">
          <text:p/>
        </draw:line>
        <draw:custom-shape draw:style-name="gr2" draw:text-style-name="P3" draw:layer="layout" svg:width="3.9cm" svg:height="0.5cm" svg:x="5.3cm" svg:y="7.4cm">
          <text:p text:style-name="P2"><text:span text:style-name="T1">Promedio Edad=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1.2cm" svg:y="2.401cm">
          <text:p text:style-name="P4"><text:span text:style-name="T2">Persona A=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8.7cm" svg:y="3.3cm">
          <text:p text:style-name="P4"><text:span text:style-name="T2">Persona B= 1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3.1cm" svg:y="4.4cm">
          <text:p text:style-name="P4"><text:span text:style-name="T2">Persona C=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0.5cm" svg:x="7.4cm" svg:y="5.3cm">
          <text:p text:style-name="P4"><text:span text:style-name="T2">Persona D=1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cm" svg:height="0.529cm" svg:x="7cm" svg:y="1.171cm">
          <draw:image xlink:href="Pictures/10000201000000AF000000B9902F8066E7516E78.png" xlink:type="simple" xlink:show="embed" xlink:actuate="onLoad">
            <text:p/>
          </draw:image>
        </draw:frame>
        <draw:custom-shape draw:style-name="gr5" draw:text-style-name="P5" draw:layer="layout" svg:width="0.4cm" svg:height="0.5cm" svg:x="11.6cm" svg:y="0.7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cm" svg:height="0.5cm" svg:x="1.8cm" svg:y="7.5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0cm" svg:y1="2.1cm" svg:x2="20cm" svg:y2="7.5cm">
          <text:p/>
        </draw:line>
        <draw:custom-shape draw:style-name="gr2" draw:text-style-name="P3" draw:layer="layout" svg:width="3.9cm" svg:height="0.5cm" svg:x="18.1cm" svg:y="7.6cm">
          <text:p text:style-name="P2"><text:span text:style-name="T1">Promedio Edad=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14cm" svg:y="2.601cm">
          <text:p text:style-name="P4"><text:span text:style-name="T2">Persona A=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21.5cm" svg:y="3.5cm">
          <text:p text:style-name="P4"><text:span text:style-name="T2">Persona </text:span><text:span text:style-name="T2">B= 1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15.9cm" svg:y="4.6cm">
          <text:p text:style-name="P4"><text:span text:style-name="T2">Persona C=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0.5cm" svg:x="20.2cm" svg:y="5.5cm">
          <text:p text:style-name="P4"><text:span text:style-name="T2">Persona </text:span><text:span text:style-name="T2">D=1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cm" svg:height="0.529cm" svg:x="19.8cm" svg:y="1.371cm">
          <draw:image xlink:href="Pictures/10000201000000AF000000B9902F8066E7516E78.png" xlink:type="simple" xlink:show="embed" xlink:actuate="onLoad">
            <text:p/>
          </draw:image>
        </draw:frame>
        <draw:line draw:style-name="gr6" draw:text-style-name="P1" draw:layer="layout" svg:x1="20cm" svg:y1="4.299cm" svg:x2="23.7cm" svg:y2="4.299cm">
          <text:p/>
        </draw:line>
        <draw:line draw:style-name="gr6" draw:text-style-name="P1" draw:layer="layout" svg:x1="16.3cm" svg:y1="3.299cm" svg:x2="20cm" svg:y2="3.299cm">
          <text:p/>
        </draw:line>
        <draw:line draw:style-name="gr6" draw:text-style-name="P1" draw:layer="layout" svg:x1="18.2cm" svg:y1="5.299cm" svg:x2="20cm" svg:y2="5.299cm">
          <text:p/>
        </draw:line>
        <draw:line draw:style-name="gr6" draw:text-style-name="P1" draw:layer="layout" svg:x1="20cm" svg:y1="6.299cm" svg:x2="21.8cm" svg:y2="6.299cm">
          <text:p/>
        </draw:line>
        <draw:custom-shape draw:style-name="gr7" draw:text-style-name="P1" draw:layer="layout" svg:width="0.2cm" svg:height="3.599cm" draw:transform="rotate (-1.56503674026332) translate (19.899cm 3.48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4" draw:layer="layout" svg:width="1.856cm" svg:height="0.645cm" svg:x="17.144cm" svg:y="3.659cm">
          <draw:image xlink:href="Pictures/100002010000007300000028641329CEFA6FE23A.png" xlink:type="simple" xlink:show="embed" xlink:actuate="onLoad">
            <text:p/>
          </draw:image>
        </draw:frame>
        <draw:custom-shape draw:style-name="gr5" draw:text-style-name="P5" draw:layer="layout" svg:width="0.4cm" svg:height="0.5cm" svg:x="24.4cm" svg:y="0.9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cm" svg:height="0.5cm" svg:x="14.6cm" svg:y="7.7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2cm" svg:y1="10.4cm" svg:x2="7.2cm" svg:y2="15.8cm">
          <text:p/>
        </draw:line>
        <draw:custom-shape draw:style-name="gr2" draw:text-style-name="P3" draw:layer="layout" svg:width="3.9cm" svg:height="0.5cm" svg:x="5.3cm" svg:y="15.9cm">
          <text:p text:style-name="P2"><text:span text:style-name="T1">Promedio Edad=10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1.2cm" svg:y="10.901cm">
          <text:p text:style-name="P4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 </text:span><text:span text:style-name="T2">A</text:span><text:span text:style-name="T2">=</text:span><text:span text:style-name="T2">4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8.7cm" svg:y="11.8cm">
          <text:p text:style-name="P4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 </text:span><text:span text:style-name="T2">B</text:span><text:span text:style-name="T2">=</text:span><text:span text:style-name="T2"> </text:span><text:span text:style-name="T2">1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9cm" svg:height="0.5cm" svg:x="3.1cm" svg:y="12.9cm">
          <text:p text:style-name="P4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 </text:span><text:span text:style-name="T2">C</text:span><text:span text:style-name="T2">=</text:span><text:span text:style-name="T2">8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5cm" svg:height="0.5cm" svg:x="7.4cm" svg:y="13.8cm">
          <text:p text:style-name="P4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 </text:span><text:span text:style-name="T2">D</text:span><text:span text:style-name="T2">=</text:span><text:span text:style-name="T2">1</text:span><text:span text:style-name="T2">2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cm" svg:height="0.529cm" svg:x="7cm" svg:y="9.671cm">
          <draw:image xlink:href="Pictures/10000201000000AF000000B9902F8066E7516E78.png" xlink:type="simple" xlink:show="embed" xlink:actuate="onLoad">
            <text:p/>
          </draw:image>
        </draw:frame>
        <draw:line draw:style-name="gr6" draw:text-style-name="P1" draw:layer="layout" svg:x1="7.2cm" svg:y1="12.599cm" svg:x2="10.9cm" svg:y2="12.599cm">
          <text:p/>
        </draw:line>
        <draw:line draw:style-name="gr6" draw:text-style-name="P1" draw:layer="layout" svg:x1="3.5cm" svg:y1="11.599cm" svg:x2="7.2cm" svg:y2="11.599cm">
          <text:p/>
        </draw:line>
        <draw:line draw:style-name="gr6" draw:text-style-name="P1" draw:layer="layout" svg:x1="5.4cm" svg:y1="13.599cm" svg:x2="7.2cm" svg:y2="13.599cm">
          <text:p/>
        </draw:line>
        <draw:line draw:style-name="gr6" draw:text-style-name="P1" draw:layer="layout" svg:x1="7.2cm" svg:y1="14.599cm" svg:x2="9cm" svg:y2="14.599cm">
          <text:p/>
        </draw:line>
        <draw:custom-shape draw:style-name="gr5" draw:text-style-name="P5" draw:layer="layout" svg:width="0.4cm" svg:height="0.5cm" svg:x="11.6cm" svg:y="9.2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cm" svg:height="0.5cm" svg:x="1.8cm" svg:y="16cm">
          <text:p text:style-name="P4"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0.5cm" svg:x="4.7cm" svg:y="11.801cm">
          <text:p text:style-name="P6"><text:span text:style-name="T3"><text:s/></text:span><text:span text:style-name="T3">- 6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0.5cm" svg:x="8.5cm" svg:y="12.701cm">
          <text:p text:style-name="P6"><text:span text:style-name="T3"><text:s/></text:span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0.5cm" svg:x="5.7cm" svg:y="13.801cm">
          <text:p text:style-name="P6"><text:span text:style-name="T3"><text:s/></text:span><text:span text:style-name="T3">- 2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cm" svg:height="0.5cm" svg:x="7.6cm" svg:y="14.801cm">
          <text:p text:style-name="P6"><text:span text:style-name="T3"><text:s/></text:span><text:span text:style-name="T3">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17:01:45.913245208</meta:creation-date>
    <dc:date>2020-05-14T17:47:12.069713771</dc:date>
    <meta:editing-duration>PT2M21S</meta:editing-duration>
    <meta:editing-cycles>1</meta:editing-cycles>
    <meta:document-statistic meta:object-count="64"/>
    <meta:generator>LibreOffice/5.1.6.2$Linux_X86_64 LibreOffice_project/10m0$Build-2</meta:generator>
  </office:meta>
</office:document-meta>
</file>